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39e" officeooo:paragraph-rsid="000df39e"/>
    </style:style>
    <style:style style:name="P2" style:family="paragraph" style:parent-style-name="Standard">
      <style:text-properties officeooo:rsid="000e60ee" officeooo:paragraph-rsid="000e60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RNUVA SİSTEMİ</text:p>
      <text:p text:style-name="P1"/>
      <text:p text:style-name="P1">24 takımlık Kontenjana Sahiptir</text:p>
      <text:p text:style-name="P1">Takımlar site üzerinden Takım Adı ve Oyuncu isimlerini Kaydetmeleri istenmektedir.</text:p>
      <text:p text:style-name="P1">Maçlar 1 Saat , 30 dk ilk yarı 30 dk ikinci yarı şeklinde oynanır.</text:p>
      <text:p text:style-name="P1">Maçlar işletmenin Hakemli oynanır.</text:p>
      <text:p text:style-name="P1">Her takımdan 1250 depozito ücreti kayıt sistemi sonrasında online ödeme olarak tahsil edilir.</text:p>
      <text:p text:style-name="P1">Turnuva sonunda depozito ücretleri takımlara iade edilir.</text:p>
      <text:p text:style-name="P1">Turnuva bitmeden herhangi bir takım çekilirse çekilen takım veya takımların depozito ücreti iade edilmez.</text:p>
      <text:p text:style-name="P1"/>
      <text:p text:style-name="P1">Turnuva Ek Hizmetleri</text:p>
      <text:p text:style-name="P1"/>
      <text:p text:style-name="P1">Haftanın maçları önemli anları ve golleri programda yayınlanır.</text:p>
      <text:p text:style-name="P1">Haftanın Golleri </text:p>
      <text:p text:style-name="P1">Haftanın Asisti</text:p>
      <text:p text:style-name="P1">Haftanın Kurtarışı</text:p>
      <text:p text:style-name="P1">Gol Krallığı Tablosu</text:p>
      <text:p text:style-name="P1">Haftanın Takımı </text:p>
      <text:p text:style-name="P1">Haftanın Kadrosu </text:p>
      <text:p text:style-name="P1">paylaşımları programda paylaşılır.</text:p>
      <text:p text:style-name="P1"/>
      <text:p text:style-name="P1">Turnuva Şampiyonu <text:s/>15.000 + Şampiyonluk Kupası</text:p>
      <text:p text:style-name="P1">Turnuva İkincisi <text:s/>7.500</text:p>
      <text:p text:style-name="P1">Turnuva Üçüncüsü 5.000</text:p>
      <text:p text:style-name="P1">Gol Kralı <text:s text:c="2"/>Kupa- <text:s/>NFT TOKEN – 2500 TL Alışveriş Çe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ABONELİKLER </text:p>
      <text:p text:style-name="P2">1 AYLIK</text:p>
      <text:p text:style-name="P2">3 AYLIK</text:p>
      <text:p text:style-name="P2">6 AYLIK</text:p>
      <text:p text:style-name="P2">1 YILLIK</text:p>
      <text:p text:style-name="P2"/>
      <text:p text:style-name="P2">1 AYLIK ABONELİK</text:p>
      <text:p text:style-name="P2">Her Hafta 1 maç <text:s/>Totalde 4 maç hakkı.</text:p>
      <text:p text:style-name="P2">O Hafta oynanmazsa hak silinir.</text:p>
      <text:p text:style-name="P2">Maç başı 25 TL indirim Totalde 100 TL</text:p>
      <text:p text:style-name="P2"/>
      <text:p text:style-name="P2"/>
      <text:p text:style-name="P2">3 AYLIK ABONELİK</text:p>
      <text:p text:style-name="P2"/>
      <text:p text:style-name="P2">Her Hafta 1 maç <text:s/>Totalde 12 maç hakkı.</text:p>
      <text:p text:style-name="P2">O Hafta oynanmazsa hak silinir.</text:p>
      <text:p text:style-name="P2">Maç başı 35 TL indirim Totalde 420 TL</text:p>
      <text:p text:style-name="P2"/>
      <text:p text:style-name="P2"/>
      <text:p text:style-name="P2">6 AYLIK ABONELİK</text:p>
      <text:p text:style-name="P2"/>
      <text:p text:style-name="P2">Her Hafta 1 maç <text:s/>Totalde 24 maç hakkı.</text:p>
      <text:p text:style-name="P2">O Hafta oynanmazsa hak silinir.</text:p>
      <text:p text:style-name="P2">Maç başı 45 TL indirim Totalde 1080 TL</text:p>
      <text:p text:style-name="P2"/>
      <text:p text:style-name="P2"/>
      <text:p text:style-name="P2">1 YILLIK ABONELİK</text:p>
      <text:p text:style-name="P2">Her Hafta 1 maç <text:s/>Totalde 48 maç hakkı.</text:p>
      <text:p text:style-name="P2">O Hafta oynanmazsa hak silinir.</text:p>
      <text:p text:style-name="P2">Maç başı 50 TL indirim Totalde 2400 T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1T13:55:30.941000000</meta:creation-date>
    <dc:date>2022-12-11T14:14:20.198000000</dc:date>
    <meta:editing-duration>PT7M19S</meta:editing-duration>
    <meta:editing-cycles>1</meta:editing-cycles>
    <meta:document-statistic meta:table-count="0" meta:image-count="0" meta:object-count="0" meta:page-count="2" meta:paragraph-count="42" meta:word-count="221" meta:character-count="1379" meta:non-whitespace-character-count="1186"/>
    <meta:generator>Trio_Office/6.2.8.2$Windows_x86 LibreOffice_project/</meta:generator>
  </office:meta>
</office:document-meta>
</file>